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sh" table:style-name="ta1">
        <table:shapes>
          <draw:frame draw:z-index="0" draw:style-name="gr1" draw:text-style-name="P1" svg:width="453.46pt" svg:height="295.17pt" svg:x="513.55pt" svg:y="65.51pt">
            <loext:p draw:notify-on-update-of-ranges="Bush.B7:Bush.B16 Bush.A5:Bush.A5 Bush.C7:Bush.C16 Bush.E30:Bush.E30 Bush.G32:Bush.G40 Bush.F32:Bush.F40 Bush.A30:Bush.A30 Bush.C32:Bush.C40 Bush.B32:Bush.B40 Bush.F20:Bush.F28 Bush.E18:Bush.E18 Bush.G20:Bush.G28 Bush.F7:Bush.F15 Bush.E5:Bush.E5 Bush.G7:Bush.G15 Bush.B20:Bush.B28 Bush.A18:Bush.A18 Bush.C20:Bush.C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NangX</text:p>
          </table:table-cell>
          <table:table-cell table:style-name="ce1" office:value-type="string" calcext:value-type="string">
            <text:p>NangY</text:p>
          </table:table-cell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JPEG</text:p>
          </table:table-cell>
          <table:table-cell table:style-name="ce5" table:number-columns-repeated="2"/>
          <table:table-cell/>
          <table:table-cell office:value-type="string" calcext:value-type="string">
            <text:p>H264-IPPP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BYTES</text:p>
          </table:table-cell>
          <table:table-cell table:style-name="ce4" office:value-type="string" calcext:value-type="string">
            <text:p>PSNR</text:p>
          </table:table-cell>
          <table:table-cell/>
          <table:table-cell table:style-name="ce1" office:value-type="string" calcext:value-type="string">
            <text:p>BITRATE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PSNR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2972767" calcext:value-type="float">
            <text:p>2972767</text:p>
          </table:table-cell>
          <table:table-cell table:style-name="ce3" office:value-type="float" office:value="21.5559" calcext:value-type="float">
            <text:p>21.555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42465" calcext:value-type="float">
            <text:p>542465</text:p>
          </table:table-cell>
          <table:table-cell office:value-type="float" office:value="29.5723" calcext:value-type="float">
            <text:p>29.5723</text:p>
          </table:table-cell>
          <table:table-cell table:number-columns-repeated="101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float" office:value="4519552" calcext:value-type="float">
            <text:p>4519552</text:p>
          </table:table-cell>
          <table:table-cell table:style-name="ce3" office:value-type="float" office:value="27.4549" calcext:value-type="float">
            <text:p>27.454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90012" calcext:value-type="float">
            <text:p>1090012</text:p>
          </table:table-cell>
          <table:table-cell office:value-type="float" office:value="31.3926" calcext:value-type="float">
            <text:p>31.3926</text:p>
          </table:table-cell>
          <table:table-cell table:number-columns-repeated="101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float" office:value="5760309" calcext:value-type="float">
            <text:p>5760309</text:p>
          </table:table-cell>
          <table:table-cell table:style-name="ce3" office:value-type="float" office:value="29.495" calcext:value-type="float">
            <text:p>29.49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99251" calcext:value-type="float">
            <text:p>2199251</text:p>
          </table:table-cell>
          <table:table-cell office:value-type="float" office:value="33.3728" calcext:value-type="float">
            <text:p>33.3728</text:p>
          </table:table-cell>
          <table:table-cell table:number-columns-repeated="101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float" office:value="6778018" calcext:value-type="float">
            <text:p>6778018</text:p>
          </table:table-cell>
          <table:table-cell table:style-name="ce3" office:value-type="float" office:value="30.3988" calcext:value-type="float">
            <text:p>30.398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416706" calcext:value-type="float">
            <text:p>4416706</text:p>
          </table:table-cell>
          <table:table-cell office:value-type="float" office:value="35.7274" calcext:value-type="float">
            <text:p>35.7274</text:p>
          </table:table-cell>
          <table:table-cell table:number-columns-repeated="101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float" office:value="7736480" calcext:value-type="float">
            <text:p>7736480</text:p>
          </table:table-cell>
          <table:table-cell table:style-name="ce3" office:value-type="float" office:value="31.0169" calcext:value-type="float">
            <text:p>31.0169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6630327" calcext:value-type="float">
            <text:p>6630327</text:p>
          </table:table-cell>
          <table:table-cell office:value-type="float" office:value="37.6666" calcext:value-type="float">
            <text:p>37.6666</text:p>
          </table:table-cell>
          <table:table-cell table:number-columns-repeated="101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float" office:value="8778574" calcext:value-type="float">
            <text:p>8778574</text:p>
          </table:table-cell>
          <table:table-cell table:style-name="ce3" office:value-type="float" office:value="31.5968" calcext:value-type="float">
            <text:p>31.5968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8857693" calcext:value-type="float">
            <text:p>8857693</text:p>
          </table:table-cell>
          <table:table-cell office:value-type="float" office:value="39.4705" calcext:value-type="float">
            <text:p>39.4705</text:p>
          </table:table-cell>
          <table:table-cell table:number-columns-repeated="101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float" office:value="10354149" calcext:value-type="float">
            <text:p>10354149</text:p>
          </table:table-cell>
          <table:table-cell table:style-name="ce3" office:value-type="float" office:value="32.382" calcext:value-type="float">
            <text:p>32.38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060766" calcext:value-type="float">
            <text:p>11060766</text:p>
          </table:table-cell>
          <table:table-cell office:value-type="float" office:value="41.1344" calcext:value-type="float">
            <text:p>41.1344</text:p>
          </table:table-cell>
          <table:table-cell table:number-columns-repeated="101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float" office:value="12910996" calcext:value-type="float">
            <text:p>12910996</text:p>
          </table:table-cell>
          <table:table-cell table:style-name="ce3" office:value-type="float" office:value="33.1395" calcext:value-type="float">
            <text:p>33.1395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1604704" calcext:value-type="float">
            <text:p>21604704</text:p>
          </table:table-cell>
          <table:table-cell office:value-type="float" office:value="49.6257" calcext:value-type="float">
            <text:p>49.6257</text:p>
          </table:table-cell>
          <table:table-cell table:number-columns-repeated="101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float" office:value="19050356" calcext:value-type="float">
            <text:p>19050356</text:p>
          </table:table-cell>
          <table:table-cell table:style-name="ce3" office:value-type="float" office:value="34.03" calcext:value-type="float">
            <text:p>34.03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6068340" calcext:value-type="float">
            <text:p>36068340</text:p>
          </table:table-cell>
          <table:table-cell office:value-type="float" office:value="65.5007" calcext:value-type="float">
            <text:p>65.5007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702086" calcext:value-type="float">
            <text:p>55702086</text:p>
          </table:table-cell>
          <table:table-cell office:value-type="float" office:value="40.5907" calcext:value-type="float">
            <text:p>40.590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264-Intra</text:p>
          </table:table-cell>
          <table:table-cell table:number-columns-repeated="3"/>
          <table:table-cell office:value-type="string" calcext:value-type="string">
            <text:p>H264-IPBP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ITRATE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PSNR</text:p>
          </table:table-cell>
          <table:table-cell/>
          <table:table-cell table:style-name="ce1" office:value-type="string" calcext:value-type="string">
            <text:p>BITRATE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PSNR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59548" calcext:value-type="float">
            <text:p>559548</text:p>
          </table:table-cell>
          <table:table-cell office:value-type="float" office:value="26.7291" calcext:value-type="float">
            <text:p>26.729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45750" calcext:value-type="float">
            <text:p>545750</text:p>
          </table:table-cell>
          <table:table-cell office:value-type="float" office:value="29.8398" calcext:value-type="float">
            <text:p>29.8398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18446" calcext:value-type="float">
            <text:p>1118446</text:p>
          </table:table-cell>
          <table:table-cell office:value-type="float" office:value="27.7853" calcext:value-type="float">
            <text:p>27.785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95486" calcext:value-type="float">
            <text:p>1095486</text:p>
          </table:table-cell>
          <table:table-cell office:value-type="float" office:value="31.5635" calcext:value-type="float">
            <text:p>31.5635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38214" calcext:value-type="float">
            <text:p>2238214</text:p>
          </table:table-cell>
          <table:table-cell office:value-type="float" office:value="29.1141" calcext:value-type="float">
            <text:p>29.114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99792" calcext:value-type="float">
            <text:p>2199792</text:p>
          </table:table-cell>
          <table:table-cell office:value-type="float" office:value="33.4543" calcext:value-type="float">
            <text:p>33.4543</text:p>
          </table:table-cell>
          <table:table-cell table:number-columns-repeated="101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468810" calcext:value-type="float">
            <text:p>4468810</text:p>
          </table:table-cell>
          <table:table-cell office:value-type="float" office:value="31.1745" calcext:value-type="float">
            <text:p>31.174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429403" calcext:value-type="float">
            <text:p>4429403</text:p>
          </table:table-cell>
          <table:table-cell office:value-type="float" office:value="35.6969" calcext:value-type="float">
            <text:p>35.6969</text:p>
          </table:table-cell>
          <table:table-cell table:number-columns-repeated="1017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691452" calcext:value-type="float">
            <text:p>6691452</text:p>
          </table:table-cell>
          <table:table-cell office:value-type="float" office:value="32.5058" calcext:value-type="float">
            <text:p>32.505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6629814" calcext:value-type="float">
            <text:p>6629814</text:p>
          </table:table-cell>
          <table:table-cell office:value-type="float" office:value="37.5263" calcext:value-type="float">
            <text:p>37.5263</text:p>
          </table:table-cell>
          <table:table-cell table:number-columns-repeated="101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917212" calcext:value-type="float">
            <text:p>8917212</text:p>
          </table:table-cell>
          <table:table-cell office:value-type="float" office:value="33.6673" calcext:value-type="float">
            <text:p>33.6673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8827102" calcext:value-type="float">
            <text:p>8827102</text:p>
          </table:table-cell>
          <table:table-cell office:value-type="float" office:value="39.3219" calcext:value-type="float">
            <text:p>39.3219</text:p>
          </table:table-cell>
          <table:table-cell table:number-columns-repeated="101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142381" calcext:value-type="float">
            <text:p>11142381</text:p>
          </table:table-cell>
          <table:table-cell office:value-type="float" office:value="34.7898" calcext:value-type="float">
            <text:p>34.789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004350" calcext:value-type="float">
            <text:p>11004350</text:p>
          </table:table-cell>
          <table:table-cell office:value-type="float" office:value="41.1017" calcext:value-type="float">
            <text:p>41.1017</text:p>
          </table:table-cell>
          <table:table-cell table:number-columns-repeated="101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156392" calcext:value-type="float">
            <text:p>22156392</text:p>
          </table:table-cell>
          <table:table-cell office:value-type="float" office:value="40.6816" calcext:value-type="float">
            <text:p>40.6816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1533364" calcext:value-type="float">
            <text:p>21533364</text:p>
          </table:table-cell>
          <table:table-cell office:value-type="float" office:value="49.417" calcext:value-type="float">
            <text:p>49.417</text:p>
          </table:table-cell>
          <table:table-cell table:number-columns-repeated="101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5428125" calcext:value-type="float">
            <text:p>45428125</text:p>
          </table:table-cell>
          <table:table-cell office:value-type="float" office:value="60.3652" calcext:value-type="float">
            <text:p>60.365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6377482" calcext:value-type="float">
            <text:p>36377482</text:p>
          </table:table-cell>
          <table:table-cell office:value-type="float" office:value="65.4438" calcext:value-type="float">
            <text:p>65.443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265-Intra</text:p>
          </table:table-cell>
          <table:table-cell table:number-columns-repeated="3"/>
          <table:table-cell office:value-type="string" calcext:value-type="string">
            <text:p>H265-Int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ITRATE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PSNR</text:p>
          </table:table-cell>
          <table:table-cell/>
          <table:table-cell table:style-name="ce1" office:value-type="string" calcext:value-type="string">
            <text:p>BITRATE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PSNR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84954" calcext:value-type="float">
            <text:p>584954</text:p>
          </table:table-cell>
          <table:table-cell office:value-type="float" office:value="30.3296" calcext:value-type="float">
            <text:p>30.329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537547" calcext:value-type="float">
            <text:p>537547</text:p>
          </table:table-cell>
          <table:table-cell office:value-type="float" office:value="32.7935" calcext:value-type="float">
            <text:p>32.7935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64579" calcext:value-type="float">
            <text:p>1164579</text:p>
          </table:table-cell>
          <table:table-cell office:value-type="float" office:value="31.2667" calcext:value-type="float">
            <text:p>31.266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84087" calcext:value-type="float">
            <text:p>1084087</text:p>
          </table:table-cell>
          <table:table-cell office:value-type="float" office:value="34.2807" calcext:value-type="float">
            <text:p>34.2807</text:p>
          </table:table-cell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13667" calcext:value-type="float">
            <text:p>2313667</text:p>
          </table:table-cell>
          <table:table-cell office:value-type="float" office:value="32.8958" calcext:value-type="float">
            <text:p>32.895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195958" calcext:value-type="float">
            <text:p>2195958</text:p>
          </table:table-cell>
          <table:table-cell office:value-type="float" office:value="36.0378" calcext:value-type="float">
            <text:p>36.0378</text:p>
          </table:table-cell>
          <table:table-cell table:number-columns-repeated="101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660346" calcext:value-type="float">
            <text:p>4660346</text:p>
          </table:table-cell>
          <table:table-cell office:value-type="float" office:value="35.0788" calcext:value-type="float">
            <text:p>35.078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471984" calcext:value-type="float">
            <text:p>4471984</text:p>
          </table:table-cell>
          <table:table-cell office:value-type="float" office:value="38.2065" calcext:value-type="float">
            <text:p>38.2065</text:p>
          </table:table-cell>
          <table:table-cell table:number-columns-repeated="1017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992178" calcext:value-type="float">
            <text:p>6992178</text:p>
          </table:table-cell>
          <table:table-cell office:value-type="float" office:value="36.7886" calcext:value-type="float">
            <text:p>36.7886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6732466" calcext:value-type="float">
            <text:p>6732466</text:p>
          </table:table-cell>
          <table:table-cell office:value-type="float" office:value="39.8161" calcext:value-type="float">
            <text:p>39.8161</text:p>
          </table:table-cell>
          <table:table-cell table:number-columns-repeated="101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378296" calcext:value-type="float">
            <text:p>9378296</text:p>
          </table:table-cell>
          <table:table-cell office:value-type="float" office:value="38.3914" calcext:value-type="float">
            <text:p>38.3914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9036632" calcext:value-type="float">
            <text:p>9036632</text:p>
          </table:table-cell>
          <table:table-cell office:value-type="float" office:value="41.1675" calcext:value-type="float">
            <text:p>41.1675</text:p>
          </table:table-cell>
          <table:table-cell table:number-columns-repeated="101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751110" calcext:value-type="float">
            <text:p>11751110</text:p>
          </table:table-cell>
          <table:table-cell office:value-type="float" office:value="39.7481" calcext:value-type="float">
            <text:p>39.748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351377" calcext:value-type="float">
            <text:p>11351377</text:p>
          </table:table-cell>
          <table:table-cell office:value-type="float" office:value="42.4739" calcext:value-type="float">
            <text:p>42.4739</text:p>
          </table:table-cell>
          <table:table-cell table:number-columns-repeated="101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185929" calcext:value-type="float">
            <text:p>23185929</text:p>
          </table:table-cell>
          <table:table-cell office:value-type="float" office:value="46.1805" calcext:value-type="float">
            <text:p>46.1805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2874849" calcext:value-type="float">
            <text:p>22874849</text:p>
          </table:table-cell>
          <table:table-cell office:value-type="float" office:value="50.174" calcext:value-type="float">
            <text:p>50.174</text:p>
          </table:table-cell>
          <table:table-cell table:number-columns-repeated="101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1626944" calcext:value-type="float">
            <text:p>31626944</text:p>
          </table:table-cell>
          <table:table-cell office:value-type="float" office:value="53.0019" calcext:value-type="float">
            <text:p>53.001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1697593" calcext:value-type="float">
            <text:p>31697593</text:p>
          </table:table-cell>
          <table:table-cell office:value-type="float" office:value="61.5192" calcext:value-type="float">
            <text:p>61.5192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5:06:07.058874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40:10.001705931</meta:creation-date>
    <dc:date>2016-12-13T16:33:55.827017244</dc:date>
    <meta:editing-duration>PT14M</meta:editing-duration>
    <meta:editing-cycles>4</meta:editing-cycles>
    <meta:generator>LibreOffice/5.1.4.2$Linux_X86_64 LibreOffice_project/10m0$Build-2</meta:generator>
    <meta:document-statistic meta:table-count="1" meta:cell-count="1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true" chart:minimum="25" chart:maximum="55" chart:origin="0" chart:interval-major="0.0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0.414cm" xlink:href=".." xlink:type="simple" chart:class="chart:scatter" chart:style-name="ch1">
        <chart:title svg:x="7.307cm" svg:y="0.344cm" chart:style-name="ch2">
          <text:p>PSNR</text:p>
        </chart:title>
        <chart:legend chart:legend-position="end" svg:x="12.934cm" svg:y="3.663cm" style:legend-expansion="high" chart:style-name="ch3"/>
        <chart:plot-area chart:style-name="ch4" table:cell-range-address="Bush.B7:Bush.C16 Bush.A5:Bush.A5 Bush.E30:Bush.E30 Bush.G32:Bush.G40 Bush.A30:Bush.A30 Bush.C32:Bush.C40 Bush.E18:Bush.E18 Bush.G20:Bush.G28 Bush.E5:Bush.E5 Bush.G7:Bush.G15 Bush.A18:Bush.A18 Bush.C20:Bush.C28" chart:data-source-has-labels="row" svg:x="0.319cm" svg:y="1.331cm" svg:width="12.296cm" svg:height="8.875cm">
          <chartooo:coordinate-region svg:x="1.417cm" svg:y="1.475cm" svg:width="10.456cm" svg:height="8.0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ush.C7:Bush.C16" chart:label-cell-address="Bush.A5:Bush.A5" chart:class="chart:scatter">
            <chart:domain table:cell-range-address="Bush.B7:Bush.B16"/>
            <chart:data-point chart:repeated="10"/>
          </chart:series>
          <chart:series chart:style-name="ch9" chart:values-cell-range-address="Bush.G32:Bush.G40" chart:label-cell-address="Bush.E30:Bush.E30" chart:class="chart:scatter">
            <chart:domain table:cell-range-address="Bush.F32:Bush.F40"/>
            <chart:data-point chart:repeated="9"/>
          </chart:series>
          <chart:series chart:style-name="ch10" chart:values-cell-range-address="Bush.C32:Bush.C40" chart:label-cell-address="Bush.A30:Bush.A30" chart:class="chart:scatter">
            <chart:domain table:cell-range-address="Bush.B32:Bush.B40"/>
            <chart:data-point chart:repeated="9"/>
          </chart:series>
          <chart:series chart:style-name="ch11" chart:values-cell-range-address="Bush.G20:Bush.G28" chart:label-cell-address="Bush.E18:Bush.E18" chart:class="chart:scatter">
            <chart:domain table:cell-range-address="Bush.F20:Bush.F28"/>
            <chart:data-point chart:repeated="9"/>
          </chart:series>
          <chart:series chart:style-name="ch12" chart:values-cell-range-address="Bush.G7:Bush.G15" chart:label-cell-address="Bush.E5:Bush.E5" chart:class="chart:scatter">
            <chart:domain table:cell-range-address="Bush.F7:Bush.F15"/>
            <chart:data-point chart:repeated="9"/>
          </chart:series>
          <chart:series chart:style-name="ch13" chart:values-cell-range-address="Bush.C20:Bush.C28" chart:label-cell-address="Bush.A18:Bush.A18" chart:class="chart:scatter">
            <chart:domain table:cell-range-address="Bush.B20:Bush.B28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PEG</text:p>
                <draw:g>
                  <svg:desc>Bush.A5:Bush.A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H265-Inter</text:p>
                <draw:g>
                  <svg:desc>Bush.E30:Bush.E3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265-Intra</text:p>
                <draw:g>
                  <svg:desc>Bush.A30:Bush.A3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H264-IPBP</text:p>
                <draw:g>
                  <svg:desc>Bush.E18:Bush.E1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H264-IPPP</text:p>
                <draw:g>
                  <svg:desc>Bush.E5:Bush.E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264-Intra</text:p>
                <draw:g>
                  <svg:desc>Bush.A18:Bush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72767">
                <text:p>2972767</text:p>
                <draw:g>
                  <svg:desc>Bush.B7:Bush.B16</svg:desc>
                </draw:g>
              </table:table-cell>
              <table:table-cell office:value-type="float" office:value="21.5559">
                <text:p>21.5559</text:p>
                <draw:g>
                  <svg:desc>Bush.C7:Bush.C16</svg:desc>
                </draw:g>
              </table:table-cell>
              <table:table-cell office:value-type="float" office:value="537547">
                <text:p>537547</text:p>
                <draw:g>
                  <svg:desc>Bush.F32:Bush.F40</svg:desc>
                </draw:g>
              </table:table-cell>
              <table:table-cell office:value-type="float" office:value="32.7935">
                <text:p>32.7935</text:p>
                <draw:g>
                  <svg:desc>Bush.G32:Bush.G40</svg:desc>
                </draw:g>
              </table:table-cell>
              <table:table-cell office:value-type="float" office:value="584954">
                <text:p>584954</text:p>
                <draw:g>
                  <svg:desc>Bush.B32:Bush.B40</svg:desc>
                </draw:g>
              </table:table-cell>
              <table:table-cell office:value-type="float" office:value="30.3296">
                <text:p>30.3296</text:p>
                <draw:g>
                  <svg:desc>Bush.C32:Bush.C40</svg:desc>
                </draw:g>
              </table:table-cell>
              <table:table-cell office:value-type="float" office:value="545750">
                <text:p>545750</text:p>
                <draw:g>
                  <svg:desc>Bush.F20:Bush.F28</svg:desc>
                </draw:g>
              </table:table-cell>
              <table:table-cell office:value-type="float" office:value="29.8398">
                <text:p>29.8398</text:p>
                <draw:g>
                  <svg:desc>Bush.G20:Bush.G28</svg:desc>
                </draw:g>
              </table:table-cell>
              <table:table-cell office:value-type="float" office:value="542465">
                <text:p>542465</text:p>
                <draw:g>
                  <svg:desc>Bush.F7:Bush.F15</svg:desc>
                </draw:g>
              </table:table-cell>
              <table:table-cell office:value-type="float" office:value="29.5723">
                <text:p>29.5723</text:p>
                <draw:g>
                  <svg:desc>Bush.G7:Bush.G15</svg:desc>
                </draw:g>
              </table:table-cell>
              <table:table-cell office:value-type="float" office:value="559548">
                <text:p>559548</text:p>
                <draw:g>
                  <svg:desc>Bush.B20:Bush.B28</svg:desc>
                </draw:g>
              </table:table-cell>
              <table:table-cell office:value-type="float" office:value="26.7291">
                <text:p>26.7291</text:p>
                <draw:g>
                  <svg:desc>Bush.C20:Bush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9552">
                <text:p>4519552</text:p>
              </table:table-cell>
              <table:table-cell office:value-type="float" office:value="27.4549">
                <text:p>27.4549</text:p>
              </table:table-cell>
              <table:table-cell office:value-type="float" office:value="1084087">
                <text:p>1084087</text:p>
              </table:table-cell>
              <table:table-cell office:value-type="float" office:value="34.2807">
                <text:p>34.2807</text:p>
              </table:table-cell>
              <table:table-cell office:value-type="float" office:value="1164579">
                <text:p>1164579</text:p>
              </table:table-cell>
              <table:table-cell office:value-type="float" office:value="31.2667">
                <text:p>31.2667</text:p>
              </table:table-cell>
              <table:table-cell office:value-type="float" office:value="1095486">
                <text:p>1095486</text:p>
              </table:table-cell>
              <table:table-cell office:value-type="float" office:value="31.5635">
                <text:p>31.5635</text:p>
              </table:table-cell>
              <table:table-cell office:value-type="float" office:value="1090012">
                <text:p>1090012</text:p>
              </table:table-cell>
              <table:table-cell office:value-type="float" office:value="31.3926">
                <text:p>31.3926</text:p>
              </table:table-cell>
              <table:table-cell office:value-type="float" office:value="1118446">
                <text:p>1118446</text:p>
              </table:table-cell>
              <table:table-cell office:value-type="float" office:value="27.7853">
                <text:p>27.7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0309">
                <text:p>5760309</text:p>
              </table:table-cell>
              <table:table-cell office:value-type="float" office:value="29.495">
                <text:p>29.495</text:p>
              </table:table-cell>
              <table:table-cell office:value-type="float" office:value="2195958">
                <text:p>2195958</text:p>
              </table:table-cell>
              <table:table-cell office:value-type="float" office:value="36.0378">
                <text:p>36.0378</text:p>
              </table:table-cell>
              <table:table-cell office:value-type="float" office:value="2313667">
                <text:p>2313667</text:p>
              </table:table-cell>
              <table:table-cell office:value-type="float" office:value="32.8958">
                <text:p>32.8958</text:p>
              </table:table-cell>
              <table:table-cell office:value-type="float" office:value="2199792">
                <text:p>2199792</text:p>
              </table:table-cell>
              <table:table-cell office:value-type="float" office:value="33.4543">
                <text:p>33.4543</text:p>
              </table:table-cell>
              <table:table-cell office:value-type="float" office:value="2199251">
                <text:p>2199251</text:p>
              </table:table-cell>
              <table:table-cell office:value-type="float" office:value="33.3728">
                <text:p>33.3728</text:p>
              </table:table-cell>
              <table:table-cell office:value-type="float" office:value="2238214">
                <text:p>2238214</text:p>
              </table:table-cell>
              <table:table-cell office:value-type="float" office:value="29.1141">
                <text:p>29.1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78018">
                <text:p>6778018</text:p>
              </table:table-cell>
              <table:table-cell office:value-type="float" office:value="30.3988">
                <text:p>30.3988</text:p>
              </table:table-cell>
              <table:table-cell office:value-type="float" office:value="4471984">
                <text:p>4471984</text:p>
              </table:table-cell>
              <table:table-cell office:value-type="float" office:value="38.2065">
                <text:p>38.2065</text:p>
              </table:table-cell>
              <table:table-cell office:value-type="float" office:value="4660346">
                <text:p>4660346</text:p>
              </table:table-cell>
              <table:table-cell office:value-type="float" office:value="35.0788">
                <text:p>35.0788</text:p>
              </table:table-cell>
              <table:table-cell office:value-type="float" office:value="4429403">
                <text:p>4429403</text:p>
              </table:table-cell>
              <table:table-cell office:value-type="float" office:value="35.6969">
                <text:p>35.6969</text:p>
              </table:table-cell>
              <table:table-cell office:value-type="float" office:value="4416706">
                <text:p>4416706</text:p>
              </table:table-cell>
              <table:table-cell office:value-type="float" office:value="35.7274">
                <text:p>35.7274</text:p>
              </table:table-cell>
              <table:table-cell office:value-type="float" office:value="4468810">
                <text:p>4468810</text:p>
              </table:table-cell>
              <table:table-cell office:value-type="float" office:value="31.1745">
                <text:p>31.1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36480">
                <text:p>7736480</text:p>
              </table:table-cell>
              <table:table-cell office:value-type="float" office:value="31.0169">
                <text:p>31.0169</text:p>
              </table:table-cell>
              <table:table-cell office:value-type="float" office:value="6732466">
                <text:p>6732466</text:p>
              </table:table-cell>
              <table:table-cell office:value-type="float" office:value="39.8161">
                <text:p>39.8161</text:p>
              </table:table-cell>
              <table:table-cell office:value-type="float" office:value="6992178">
                <text:p>6992178</text:p>
              </table:table-cell>
              <table:table-cell office:value-type="float" office:value="36.7886">
                <text:p>36.7886</text:p>
              </table:table-cell>
              <table:table-cell office:value-type="float" office:value="6629814">
                <text:p>6629814</text:p>
              </table:table-cell>
              <table:table-cell office:value-type="float" office:value="37.5263">
                <text:p>37.5263</text:p>
              </table:table-cell>
              <table:table-cell office:value-type="float" office:value="6630327">
                <text:p>6630327</text:p>
              </table:table-cell>
              <table:table-cell office:value-type="float" office:value="37.6666">
                <text:p>37.6666</text:p>
              </table:table-cell>
              <table:table-cell office:value-type="float" office:value="6691452">
                <text:p>6691452</text:p>
              </table:table-cell>
              <table:table-cell office:value-type="float" office:value="32.5058">
                <text:p>32.5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78574">
                <text:p>8778574</text:p>
              </table:table-cell>
              <table:table-cell office:value-type="float" office:value="31.5968">
                <text:p>31.5968</text:p>
              </table:table-cell>
              <table:table-cell office:value-type="float" office:value="9036632">
                <text:p>9036632</text:p>
              </table:table-cell>
              <table:table-cell office:value-type="float" office:value="41.1675">
                <text:p>41.1675</text:p>
              </table:table-cell>
              <table:table-cell office:value-type="float" office:value="9378296">
                <text:p>9378296</text:p>
              </table:table-cell>
              <table:table-cell office:value-type="float" office:value="38.3914">
                <text:p>38.3914</text:p>
              </table:table-cell>
              <table:table-cell office:value-type="float" office:value="8827102">
                <text:p>8827102</text:p>
              </table:table-cell>
              <table:table-cell office:value-type="float" office:value="39.3219">
                <text:p>39.3219</text:p>
              </table:table-cell>
              <table:table-cell office:value-type="float" office:value="8857693">
                <text:p>8857693</text:p>
              </table:table-cell>
              <table:table-cell office:value-type="float" office:value="39.4705">
                <text:p>39.4705</text:p>
              </table:table-cell>
              <table:table-cell office:value-type="float" office:value="8917212">
                <text:p>8917212</text:p>
              </table:table-cell>
              <table:table-cell office:value-type="float" office:value="33.6673">
                <text:p>33.6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54149">
                <text:p>10354149</text:p>
              </table:table-cell>
              <table:table-cell office:value-type="float" office:value="32.382">
                <text:p>32.382</text:p>
              </table:table-cell>
              <table:table-cell office:value-type="float" office:value="11351377">
                <text:p>11351377</text:p>
              </table:table-cell>
              <table:table-cell office:value-type="float" office:value="42.4739">
                <text:p>42.4739</text:p>
              </table:table-cell>
              <table:table-cell office:value-type="float" office:value="11751110">
                <text:p>11751110</text:p>
              </table:table-cell>
              <table:table-cell office:value-type="float" office:value="39.7481">
                <text:p>39.7481</text:p>
              </table:table-cell>
              <table:table-cell office:value-type="float" office:value="11004350">
                <text:p>11004350</text:p>
              </table:table-cell>
              <table:table-cell office:value-type="float" office:value="41.1017">
                <text:p>41.1017</text:p>
              </table:table-cell>
              <table:table-cell office:value-type="float" office:value="11060766">
                <text:p>11060766</text:p>
              </table:table-cell>
              <table:table-cell office:value-type="float" office:value="41.1344">
                <text:p>41.1344</text:p>
              </table:table-cell>
              <table:table-cell office:value-type="float" office:value="11142381">
                <text:p>11142381</text:p>
              </table:table-cell>
              <table:table-cell office:value-type="float" office:value="34.7898">
                <text:p>34.7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10996">
                <text:p>12910996</text:p>
              </table:table-cell>
              <table:table-cell office:value-type="float" office:value="33.1395">
                <text:p>33.1395</text:p>
              </table:table-cell>
              <table:table-cell office:value-type="float" office:value="22874849">
                <text:p>22874849</text:p>
              </table:table-cell>
              <table:table-cell office:value-type="float" office:value="50.174">
                <text:p>50.174</text:p>
              </table:table-cell>
              <table:table-cell office:value-type="float" office:value="23185929">
                <text:p>23185929</text:p>
              </table:table-cell>
              <table:table-cell office:value-type="float" office:value="46.1805">
                <text:p>46.1805</text:p>
              </table:table-cell>
              <table:table-cell office:value-type="float" office:value="21533364">
                <text:p>21533364</text:p>
              </table:table-cell>
              <table:table-cell office:value-type="float" office:value="49.417">
                <text:p>49.417</text:p>
              </table:table-cell>
              <table:table-cell office:value-type="float" office:value="21604704">
                <text:p>21604704</text:p>
              </table:table-cell>
              <table:table-cell office:value-type="float" office:value="49.6257">
                <text:p>49.6257</text:p>
              </table:table-cell>
              <table:table-cell office:value-type="float" office:value="22156392">
                <text:p>22156392</text:p>
              </table:table-cell>
              <table:table-cell office:value-type="float" office:value="40.6816">
                <text:p>40.6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50356">
                <text:p>19050356</text:p>
              </table:table-cell>
              <table:table-cell office:value-type="float" office:value="34.03">
                <text:p>34.03</text:p>
              </table:table-cell>
              <table:table-cell office:value-type="float" office:value="31697593">
                <text:p>31697593</text:p>
              </table:table-cell>
              <table:table-cell office:value-type="float" office:value="61.5192">
                <text:p>61.5192</text:p>
              </table:table-cell>
              <table:table-cell office:value-type="float" office:value="31626944">
                <text:p>31626944</text:p>
              </table:table-cell>
              <table:table-cell office:value-type="float" office:value="53.0019">
                <text:p>53.0019</text:p>
              </table:table-cell>
              <table:table-cell office:value-type="float" office:value="36377482">
                <text:p>36377482</text:p>
              </table:table-cell>
              <table:table-cell office:value-type="float" office:value="65.4438">
                <text:p>65.4438</text:p>
              </table:table-cell>
              <table:table-cell office:value-type="float" office:value="36068340">
                <text:p>36068340</text:p>
              </table:table-cell>
              <table:table-cell office:value-type="float" office:value="65.5007">
                <text:p>65.5007</text:p>
              </table:table-cell>
              <table:table-cell office:value-type="float" office:value="45428125">
                <text:p>45428125</text:p>
              </table:table-cell>
              <table:table-cell office:value-type="float" office:value="60.3652">
                <text:p>60.3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702086">
                <text:p>55702086</text:p>
              </table:table-cell>
              <table:table-cell office:value-type="float" office:value="40.5907">
                <text:p>40.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